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background-color="#eeeeee" fo:padding="0.0382in" fo:border="0.5pt solid #000000">
        <style:background-image/>
      </style:table-cell-properties>
    </style:style>
    <style:style style:name="Table2" style:family="table">
      <style:table-properties style:width="3.3625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646in" fo:margin-left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7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3.3625in" table:align="margins"/>
    </style:style>
    <style:style style:name="Table9.A" style:family="table-column">
      <style:table-column-properties style:column-width="3.3625in" style:rel-column-width="65535*"/>
    </style:style>
    <style:style style:name="Table9.A1" style:family="table-cell">
      <style:table-cell-properties fo:background-color="#eeeeee" fo:padding="0.0382in" fo:border="0.5pt solid #000000">
        <style:background-image/>
      </style:table-cell-properties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46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552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background-color="#eeeeee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fo:color="#2a6099" loext:opacity="100%" style:font-name="Caudex" fo:font-size="20pt" fo:font-weight="bold" officeooo:rsid="0a16f93a" officeooo:paragraph-rsid="0a16f93a" style:font-name-asian="Microsoft YaHei" style:font-size-asian="20pt" style:font-weight-asian="bold" style:font-name-complex="Lucida Sans" style:font-size-complex="20pt" style:font-weight-complex="bold"/>
    </style:style>
    <style:style style:name="P2" style:family="paragraph" style:parent-style-name="Text_20_body">
      <style:text-properties officeooo:paragraph-rsid="09f9af14"/>
    </style:style>
    <style:style style:name="P3" style:family="paragraph" style:parent-style-name="Text_20_body" style:list-style-name="L1">
      <style:text-properties fo:color="#ff0000" loext:opacity="100%" style:font-name="Liberation Serif" fo:font-size="10.5pt" fo:font-weight="normal" officeooo:rsid="139dcc64" officeooo:paragraph-rsid="09fd7f32" style:font-size-asian="10.5pt" style:font-weight-asian="normal" style:font-size-complex="10.5pt" style:font-weight-complex="normal"/>
    </style:style>
    <style:style style:name="P4" style:family="paragraph" style:parent-style-name="Text_20_body" style:list-style-name="L1">
      <style:text-properties fo:color="#ff0000" loext:opacity="100%" fo:font-size="10.5pt" officeooo:paragraph-rsid="09fd7f32" style:font-size-asian="10.5pt" style:font-size-complex="10.5pt"/>
    </style:style>
    <style:style style:name="P5" style:family="paragraph" style:parent-style-name="Text_20_body" style:list-style-name="L1">
      <style:text-properties officeooo:rsid="13b01f49" officeooo:paragraph-rsid="09fd7f32"/>
    </style:style>
    <style:style style:name="P6" style:family="paragraph" style:parent-style-name="Text_20_body">
      <style:text-properties style:use-window-font-color="true" loext:opacity="0%" fo:font-size="10.5pt" officeooo:rsid="0a13c817" officeooo:paragraph-rsid="0a14525d" style:font-size-asian="10.5pt" style:font-size-complex="10.5pt"/>
    </style:style>
    <style:style style:name="P7" style:family="paragraph" style:parent-style-name="Heading_20_3">
      <style:text-properties fo:color="#2a6099" loext:opacity="100%" officeooo:rsid="0a352d0a" officeooo:paragraph-rsid="0a352d0a"/>
    </style:style>
    <style:style style:name="P8" style:family="paragraph" style:parent-style-name="Text_20_body">
      <style:text-properties officeooo:rsid="0a352d0a" officeooo:paragraph-rsid="0a352d0a"/>
    </style:style>
    <style:style style:name="P9" style:family="paragraph" style:parent-style-name="Heading_20_4">
      <style:text-properties fo:color="#2a6099" loext:opacity="100%" officeooo:paragraph-rsid="0a36f2fd"/>
    </style:style>
    <style:style style:name="P10" style:family="paragraph" style:parent-style-name="Text_20_body">
      <style:text-properties officeooo:rsid="0a3f3b81" officeooo:paragraph-rsid="0a3f3b81"/>
    </style:style>
    <style:style style:name="P11" style:family="paragraph" style:parent-style-name="Heading_20_4">
      <style:text-properties officeooo:rsid="0a15e342" officeooo:paragraph-rsid="0a1b2ec1"/>
    </style:style>
    <style:style style:name="P12" style:family="paragraph" style:parent-style-name="Heading_20_4">
      <style:paragraph-properties fo:break-before="column"/>
      <style:text-properties fo:color="#2a6099" loext:opacity="100%" officeooo:rsid="0a15e342" officeooo:paragraph-rsid="0a1b2ec1"/>
    </style:style>
    <style:style style:name="P13" style:family="paragraph" style:parent-style-name="Text_20_body">
      <style:text-properties officeooo:rsid="02f0e586" officeooo:paragraph-rsid="0a1b2ec1"/>
    </style:style>
    <style:style style:name="P14" style:family="paragraph" style:parent-style-name="Heading_20_3">
      <style:text-properties officeooo:paragraph-rsid="0aa4a3bd"/>
    </style:style>
    <style:style style:name="P15" style:family="paragraph" style:parent-style-name="Heading_20_4">
      <style:text-properties fo:color="#000000" loext:opacity="100%" style:font-name="Helvetica" fo:font-size="12pt" fo:font-style="italic" fo:font-weight="bold" officeooo:rsid="0a5ee6a2" officeooo:paragraph-rsid="0a5ee6a2" fo:background-color="transparent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16" style:family="paragraph" style:parent-style-name="Table_20_Read-Out">
      <style:text-properties fo:color="#000000" loext:opacity="100%" style:font-name="Liberation Serif" fo:font-size="10pt" fo:font-style="italic" fo:font-weight="normal" officeooo:rsid="0a5fc386" officeooo:paragraph-rsid="0a5fc386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Read-Out">
      <style:text-properties style:use-window-font-color="true" loext:opacity="0%" fo:font-size="10.5pt" fo:font-style="normal" officeooo:paragraph-rsid="0a08dcb4" style:font-size-asian="10.5pt" style:font-style-asian="normal" style:font-size-complex="10.5pt" style:font-style-complex="normal"/>
    </style:style>
    <style:style style:name="P18" style:family="paragraph" style:parent-style-name="Table_20_Read-Out">
      <style:text-properties style:use-window-font-color="true" loext:opacity="0%" style:font-name="Liberation Serif" fo:font-size="10.5pt" fo:font-style="normal" officeooo:paragraph-rsid="0a08dcb4" style:font-size-asian="10.5pt" style:font-style-asian="normal" style:font-size-complex="10.5pt" style:font-style-complex="normal"/>
    </style:style>
    <style:style style:name="P19" style:family="paragraph" style:parent-style-name="Table_20_Read-Out">
      <style:text-properties style:use-window-font-color="true" loext:opacity="0%" style:font-name="Liberation Serif" fo:font-size="10.5pt" fo:font-style="normal" officeooo:paragraph-rsid="0a11df68" style:font-size-asian="10.5pt" style:font-style-asian="normal" style:font-size-complex="10.5pt" style:font-style-complex="normal"/>
    </style:style>
    <style:style style:name="P20" style:family="paragraph" style:parent-style-name="Standard">
      <style:text-properties officeooo:rsid="08e4f2b3" officeooo:paragraph-rsid="0a152615"/>
    </style:style>
    <style:style style:name="P21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98a6426" officeooo:paragraph-rsid="0a15261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Liberation Serif" fo:font-size="10.5pt" fo:font-style="italic" officeooo:rsid="0a43db05" officeooo:paragraph-rsid="0a43db05" style:font-size-asian="10.5pt" style:font-style-asian="italic" style:font-size-complex="10.5pt" style:font-style-complex="italic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bold" officeooo:rsid="0a4dce86" officeooo:paragraph-rsid="0a4dce86" style:font-size-asian="10.5pt" style:font-weight-asian="bold" style:font-size-complex="10.5pt" style:font-weight-complex="bold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fo:font-size="10.5pt" fo:font-weight="bold" officeooo:paragraph-rsid="0a152615" style:font-size-asian="10.5pt" style:font-weight-asian="bold" style:font-size-complex="10.5pt" style:font-weight-complex="bold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officeooo:paragraph-rsid="0a152615" style:font-size-asian="10.5pt" style:font-size-complex="10.5pt"/>
    </style:style>
    <style:style style:name="P2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normal" officeooo:paragraph-rsid="0a152615" style:font-size-asian="10.5pt" style:font-weight-asian="normal" style:font-size-complex="10.5pt" style:font-weight-complex="normal"/>
    </style:style>
    <style:style style:name="P2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officeooo:paragraph-rsid="0a44664b" style:font-size-asian="10.5pt" style:font-size-complex="10.5pt"/>
    </style:style>
    <style:style style:name="P28" style:family="paragraph" style:parent-style-name="Heading_20_4">
      <style:text-properties fo:color="#ff0000" loext:opacity="100%" officeooo:rsid="0a094299" officeooo:paragraph-rsid="0a152615"/>
    </style:style>
    <style:style style:name="P29" style:family="paragraph" style:parent-style-name="Text_20_body">
      <style:text-properties fo:color="#ff0000" loext:opacity="100%" officeooo:rsid="0a094299" officeooo:paragraph-rsid="0a152615"/>
    </style:style>
    <style:style style:name="P30" style:family="paragraph" style:parent-style-name="Heading_20_4">
      <style:text-properties style:use-window-font-color="true" loext:opacity="0%" style:font-name="Helvetica" fo:font-size="12pt" fo:font-style="italic" fo:font-weight="bold" officeooo:rsid="0aae6b7d" officeooo:paragraph-rsid="0aae6b7d" fo:background-color="transparent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1" style:family="paragraph" style:parent-style-name="Table_20_Read-Out">
      <style:text-properties style:use-window-font-color="true" loext:opacity="0%" style:font-name="Liberation Serif" fo:font-size="10pt" fo:font-style="italic" fo:font-weight="normal" officeooo:rsid="0ab020ff" officeooo:paragraph-rsid="0ab1233f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able_20_Read-Out">
      <style:text-properties style:use-window-font-color="true" loext:opacity="0%" style:font-name="Liberation Serif" fo:font-size="10.5pt" fo:font-style="normal" officeooo:paragraph-rsid="0addc1b8" style:font-size-asian="10.5pt" style:font-style-asian="normal" style:font-size-complex="10.5pt" style:font-style-complex="normal"/>
    </style:style>
    <style:style style:name="P33" style:family="paragraph" style:parent-style-name="Heading_20_4">
      <style:text-properties fo:color="#000000" loext:opacity="100%" style:font-name="Helvetica" fo:font-size="12pt" fo:font-style="italic" fo:font-weight="bold" officeooo:rsid="0a5ee6a2" officeooo:paragraph-rsid="0a793b9a" fo:background-color="transparent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4" style:family="paragraph" style:parent-style-name="Table_20_Read-Out">
      <style:text-properties fo:color="#000000" loext:opacity="100%" style:font-name="Liberation Serif" fo:font-size="10pt" fo:font-style="italic" fo:font-weight="normal" officeooo:rsid="0a6a7c1e" officeooo:paragraph-rsid="0a793b9a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able_20_Read-Out">
      <style:text-properties style:use-window-font-color="true" loext:opacity="0%" fo:font-size="10.5pt" fo:font-style="normal" officeooo:paragraph-rsid="0a793b9a" style:font-size-asian="10.5pt" style:font-style-asian="normal" style:font-size-complex="10.5pt" style:font-style-complex="normal"/>
    </style:style>
    <style:style style:name="P36" style:family="paragraph" style:parent-style-name="Table_20_Read-Out">
      <style:text-properties style:use-window-font-color="true" loext:opacity="0%" style:font-name="Liberation Serif" fo:font-size="10.5pt" fo:font-style="normal" officeooo:paragraph-rsid="0a793b9a" style:font-size-asian="10.5pt" style:font-style-asian="normal" style:font-size-complex="10.5pt" style:font-style-complex="normal"/>
    </style:style>
    <style:style style:name="P37" style:family="paragraph" style:parent-style-name="Heading_20_3">
      <style:paragraph-properties fo:break-before="column"/>
      <style:text-properties fo:color="#2a6099" loext:opacity="100%"/>
    </style:style>
    <style:style style:name="P38" style:family="paragraph" style:parent-style-name="Heading_20_4">
      <style:text-properties style:use-window-font-color="true" loext:opacity="0%" style:font-name="Helvetica" fo:font-size="12pt" fo:font-style="italic" fo:font-weight="bold" officeooo:rsid="0a70ee33" officeooo:paragraph-rsid="0a9f0a4e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9" style:family="paragraph" style:parent-style-name="Table_20_Read-Out">
      <style:text-properties style:use-window-font-color="true" loext:opacity="0%" style:font-name="Liberation Serif" fo:font-size="10pt" fo:font-style="italic" fo:font-weight="normal" officeooo:rsid="0a72ccc5" officeooo:paragraph-rsid="0a9f0a4e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able_20_Read-Out">
      <style:text-properties fo:font-weight="bold" officeooo:rsid="0a875727" officeooo:paragraph-rsid="0a9f0a4e" style:font-weight-asian="bold" style:font-weight-complex="bold"/>
    </style:style>
    <style:style style:name="P41" style:family="paragraph" style:parent-style-name="Table_20_Read-Out">
      <style:text-properties officeooo:paragraph-rsid="0a9f0a4e"/>
    </style:style>
    <style:style style:name="P42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000000" loext:opacity="100%" style:font-name="Liberation Serif" fo:font-size="15pt" fo:font-style="italic" fo:font-weight="bold" officeooo:rsid="03d5bc4a" officeooo:paragraph-rsid="0a780777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fo:font-weight="normal" officeooo:rsid="0acd2029" officeooo:paragraph-rsid="0acd2029" style:font-size-asian="10.5pt" style:font-style-asian="italic" style:font-weight-asian="normal" style:font-size-complex="10.5pt" style:font-style-complex="italic" style:font-weight-complex="normal"/>
    </style:style>
    <style:style style:name="P4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bold" officeooo:paragraph-rsid="0a780777" style:font-size-asian="10.5pt" style:font-weight-asian="bold" style:font-size-complex="10.5pt" style:font-weight-complex="bold"/>
    </style:style>
    <style:style style:name="P4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000000" loext:opacity="100%" style:font-name="Liberation Serif" fo:font-size="10.5pt" fo:font-style="normal" fo:font-weight="bold" officeooo:rsid="01c2cce2" officeooo:paragraph-rsid="0a780777" style:font-size-asian="10.5pt" style:font-style-asian="normal" style:font-weight-asian="bold" style:font-size-complex="10.5pt" style:font-style-complex="normal" style:font-weight-complex="bold"/>
    </style:style>
    <style:style style:name="P4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officeooo:paragraph-rsid="0a780777" style:font-size-asian="10.5pt" style:font-size-complex="10.5pt"/>
    </style:style>
    <style:style style:name="P4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font-size="10.5pt" fo:font-weight="normal" officeooo:paragraph-rsid="0a780777" style:font-size-asian="10.5pt" style:font-weight-asian="normal" style:font-size-complex="10.5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0.5pt" fo:font-weight="bold" officeooo:rsid="01c0311d" officeooo:paragraph-rsid="0a780777" style:font-size-asian="10.5pt" style:font-weight-asian="bold" style:font-size-complex="10.5pt" style:font-weight-complex="bold"/>
    </style:style>
    <style:style style:name="P49" style:family="paragraph" style:parent-style-name="Table_20_Bullets" style:list-style-name="L2">
      <style:text-properties fo:font-size="10.5pt" officeooo:paragraph-rsid="0a780777" style:font-size-asian="10.5pt" style:font-size-complex="10.5pt"/>
    </style:style>
    <style:style style:name="P50" style:family="paragraph" style:parent-style-name="Table_20_Bullets" style:list-style-name="L2">
      <style:text-properties fo:font-size="10.5pt" officeooo:paragraph-rsid="0acaf64a" style:font-size-asian="10.5pt" style:font-size-complex="10.5pt"/>
    </style:style>
    <style:style style:name="P51" style:family="paragraph" style:parent-style-name="Table_20_Bullets" style:list-style-name="L2">
      <style:text-properties style:font-name="Liberation Serif" fo:font-size="10.5pt" officeooo:paragraph-rsid="0acaf64a" style:font-size-asian="10.5pt" style:font-size-complex="10.5pt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0.5pt" fo:font-weight="bold" officeooo:rsid="01b3bafc" officeooo:paragraph-rsid="0a780777" style:font-size-asian="10.5pt" style:font-weight-asian="bold" style:font-size-complex="10.5pt" style:font-weight-complex="bold"/>
    </style:style>
    <style:style style:name="P53" style:family="paragraph" style:parent-style-name="Standard">
      <style:text-properties officeooo:paragraph-rsid="0a780777"/>
    </style:style>
    <style:style style:name="P54" style:family="paragraph" style:parent-style-name="Horizontal_20_Line">
      <style:text-properties style:font-name="Liberation Serif" fo:font-size="10pt" fo:font-style="italic" officeooo:rsid="0a24dd1f" style:font-size-asian="10pt" style:font-style-asian="italic" style:font-size-complex="10pt" style:font-style-complex="italic"/>
    </style:style>
    <style:style style:name="P55" style:family="paragraph" style:parent-style-name="Front_20_Page">
      <style:paragraph-properties fo:text-align="start" style:justify-single-word="false"/>
      <style:text-properties style:font-name="Liberation Serif" fo:font-size="10pt" fo:font-style="italic" officeooo:rsid="0a24dd1f" officeooo:paragraph-rsid="0a24dd1f" style:font-size-asian="10pt" style:font-style-asian="italic" style:font-size-complex="10pt" style:font-style-complex="italic"/>
    </style:style>
    <style:style style:name="P56" style:family="paragraph" style:parent-style-name="Front_20_Page">
      <style:paragraph-properties fo:text-align="start" style:justify-single-word="false"/>
      <style:text-properties fo:font-size="10pt" officeooo:paragraph-rsid="0a3cb6b2" style:font-size-asian="10pt" style:font-size-complex="10pt"/>
    </style:style>
    <style:style style:name="P57" style:family="paragraph" style:parent-style-name="Front_20_Page">
      <style:paragraph-properties fo:text-align="start" style:justify-single-word="false"/>
      <style:text-properties style:font-name="Liberation Serif" fo:font-size="10pt" fo:font-style="italic" officeooo:rsid="007ab4b2" officeooo:paragraph-rsid="0a3cb6b2" style:font-size-asian="10pt" style:font-style-asian="italic" style:font-size-complex="10pt" style:font-style-complex="italic"/>
    </style:style>
    <style:style style:name="T1" style:family="text">
      <style:text-properties officeooo:rsid="0a33b46a"/>
    </style:style>
    <style:style style:name="T2" style:family="text">
      <style:text-properties officeooo:rsid="0a322ac2"/>
    </style:style>
    <style:style style:name="T3" style:family="text">
      <style:text-properties fo:font-size="10.5pt" officeooo:rsid="0a08dcb4" style:font-size-asian="10.5pt" style:font-size-complex="10.5pt"/>
    </style:style>
    <style:style style:name="T4" style:family="text">
      <style:text-properties fo:font-size="10.5pt" officeooo:rsid="09f9af14" style:font-size-asian="10.5pt" style:font-size-complex="10.5pt"/>
    </style:style>
    <style:style style:name="T5" style:family="text">
      <style:text-properties style:font-name="Liberation Serif" fo:font-weight="normal" officeooo:rsid="139dcc64" style:font-weight-asian="normal" style:font-weight-complex="normal"/>
    </style:style>
    <style:style style:name="T6" style:family="text">
      <style:text-properties style:font-name="Liberation Serif" fo:font-weight="normal" officeooo:rsid="13b22b21" style:font-weight-asian="normal" style:font-weight-complex="normal"/>
    </style:style>
    <style:style style:name="T7" style:family="text">
      <style:text-properties fo:color="#ff0000" loext:opacity="100%" fo:font-size="10.5pt" officeooo:rsid="144c9074" style:font-size-asian="10.5pt" style:font-size-complex="10.5pt"/>
    </style:style>
    <style:style style:name="T8" style:family="text">
      <style:text-properties fo:color="#ff0000" loext:opacity="100%" fo:font-size="10.5pt" style:font-size-asian="10.5pt" style:font-size-complex="10.5pt"/>
    </style:style>
    <style:style style:name="T9" style:family="text">
      <style:text-properties fo:color="#ff0000" loext:opacity="100%" fo:font-size="10.5pt" officeooo:rsid="13b080fa" style:font-size-asian="10.5pt" style:font-size-complex="10.5pt"/>
    </style:style>
    <style:style style:name="T10" style:family="text">
      <style:text-properties fo:font-weight="bold" officeooo:rsid="0a15e342" style:font-weight-asian="bold" style:font-weight-complex="bold"/>
    </style:style>
    <style:style style:name="T11" style:family="text">
      <style:text-properties officeooo:rsid="0a14525d"/>
    </style:style>
    <style:style style:name="T12" style:family="text">
      <style:text-properties officeooo:rsid="0a67029d"/>
    </style:style>
    <style:style style:name="T13" style:family="text">
      <style:text-properties officeooo:rsid="0a682025"/>
    </style:style>
    <style:style style:name="T14" style:family="text">
      <style:text-properties officeooo:rsid="0ae5b0f2"/>
    </style:style>
    <style:style style:name="T15" style:family="text">
      <style:text-properties officeooo:rsid="0a19bbf5"/>
    </style:style>
    <style:style style:name="T16" style:family="text">
      <style:text-properties officeooo:rsid="0a15e342"/>
    </style:style>
    <style:style style:name="T17" style:family="text">
      <style:text-properties style:use-window-font-color="true" loext:opacity="0%" style:font-name="Liberation Serif" fo:font-weight="normal" officeooo:rsid="045a60cc" style:font-weight-asian="normal" style:font-weight-complex="normal"/>
    </style:style>
    <style:style style:name="T18" style:family="text">
      <style:text-properties style:use-window-font-color="true" loext:opacity="0%" style:font-name="Liberation Serif" fo:font-weight="normal" officeooo:rsid="0a196c48" style:font-weight-asian="normal" style:font-weight-complex="normal"/>
    </style:style>
    <style:style style:name="T19" style:family="text">
      <style:text-properties style:use-window-font-color="true" loext:opacity="0%" style:font-name="Liberation Serif" fo:font-weight="normal" officeooo:rsid="0a1b2ec1" style:font-weight-asian="normal" style:font-weight-complex="normal"/>
    </style:style>
    <style:style style:name="T20" style:family="text">
      <style:text-properties style:use-window-font-color="true" loext:opacity="0%" style:font-name="Liberation Serif" fo:font-weight="normal" officeooo:rsid="0a15e342" style:font-weight-asian="normal" style:font-weight-complex="normal"/>
    </style:style>
    <style:style style:name="T21" style:family="text">
      <style:text-properties officeooo:rsid="0a3e62d6"/>
    </style:style>
    <style:style style:name="T22" style:family="text">
      <style:text-properties officeooo:rsid="0a152615"/>
    </style:style>
    <style:style style:name="T23" style:family="text">
      <style:text-properties officeooo:rsid="0a1bc09e"/>
    </style:style>
    <style:style style:name="T24" style:family="text">
      <style:text-properties officeooo:rsid="0a196c48" fo:background-color="transparent" loext:char-shading-value="0"/>
    </style:style>
    <style:style style:name="T25" style:family="text">
      <style:text-properties officeooo:rsid="0a1b2ec1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style:font-name="Liberation Serif" fo:font-size="11pt" fo:font-weight="normal" officeooo:rsid="0a1b2ec1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officeooo:rsid="0a3e1be1"/>
    </style:style>
    <style:style style:name="T29" style:family="text">
      <style:text-properties fo:color="#2a6099" loext:opacity="100%" officeooo:rsid="0aa4a3bd"/>
    </style:style>
    <style:style style:name="T30" style:family="text">
      <style:text-properties officeooo:rsid="0a643b2a"/>
    </style:style>
    <style:style style:name="T31" style:family="text">
      <style:text-properties officeooo:rsid="0a665bc7"/>
    </style:style>
    <style:style style:name="T32" style:family="text">
      <style:text-properties officeooo:rsid="0a627e68"/>
    </style:style>
    <style:style style:name="T33" style:family="text">
      <style:text-properties officeooo:rsid="0a617c32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a11df68"/>
    </style:style>
    <style:style style:name="T36" style:family="text">
      <style:text-properties officeooo:rsid="0d6a2519"/>
    </style:style>
    <style:style style:name="T37" style:family="text">
      <style:text-properties fo:font-weight="normal" officeooo:rsid="0a5e93a4" style:font-weight-asian="normal" style:font-weight-complex="normal"/>
    </style:style>
    <style:style style:name="T38" style:family="text">
      <style:text-properties fo:font-weight="bold" officeooo:rsid="0de8c156" style:font-weight-asian="bold" style:font-weight-complex="bold"/>
    </style:style>
    <style:style style:name="T39" style:family="text">
      <style:text-properties fo:font-weight="normal" officeooo:rsid="0a11df68" style:font-weight-asian="normal" style:font-weight-complex="normal"/>
    </style:style>
    <style:style style:name="T40" style:family="text">
      <style:text-properties fo:font-weight="normal" officeooo:rsid="0a1d3e06" style:font-weight-asian="normal" style:font-weight-complex="normal"/>
    </style:style>
    <style:style style:name="T41" style:family="text">
      <style:text-properties fo:font-weight="bold" officeooo:rsid="0d54d8dd" style:font-weight-asian="bold" style:font-weight-complex="bold"/>
    </style:style>
    <style:style style:name="T42" style:family="text">
      <style:text-properties fo:font-weight="normal" officeooo:rsid="0d54d8dd" style:font-weight-asian="normal" style:font-weight-complex="normal"/>
    </style:style>
    <style:style style:name="T43" style:family="text">
      <style:text-properties fo:font-weight="normal" officeooo:rsid="0a4ec88a" style:font-weight-asian="normal" style:font-weight-complex="normal"/>
    </style:style>
    <style:style style:name="T44" style:family="text">
      <style:text-properties fo:font-weight="normal" officeooo:rsid="0a5c61c0" style:font-weight-asian="normal" style:font-weight-complex="normal"/>
    </style:style>
    <style:style style:name="T45" style:family="text">
      <style:text-properties fo:font-weight="normal" officeooo:rsid="0a506c5b" style:font-weight-asian="normal" style:font-weight-complex="normal"/>
    </style:style>
    <style:style style:name="T46" style:family="text">
      <style:text-properties fo:font-weight="normal" officeooo:rsid="0a5179fd" style:font-weight-asian="normal" style:font-weight-complex="normal"/>
    </style:style>
    <style:style style:name="T47" style:family="text">
      <style:text-properties fo:font-weight="normal" officeooo:rsid="0a52b487" style:font-weight-asian="normal" style:font-weight-complex="normal"/>
    </style:style>
    <style:style style:name="T48" style:family="text">
      <style:text-properties fo:font-weight="normal" officeooo:rsid="0a549d52" style:font-weight-asian="normal" style:font-weight-complex="normal"/>
    </style:style>
    <style:style style:name="T49" style:family="text">
      <style:text-properties officeooo:rsid="0a3505e6"/>
    </style:style>
    <style:style style:name="T50" style:family="text">
      <style:text-properties officeooo:rsid="0a1fe58b"/>
    </style:style>
    <style:style style:name="T51" style:family="text">
      <style:text-properties style:use-window-font-color="true" loext:opacity="0%" fo:font-weight="normal" officeooo:rsid="0a223799" style:font-weight-asian="normal" style:font-weight-complex="normal"/>
    </style:style>
    <style:style style:name="T52" style:family="text">
      <style:text-properties style:use-window-font-color="true" loext:opacity="0%" fo:font-weight="normal" style:font-weight-asian="normal" style:font-weight-complex="normal"/>
    </style:style>
    <style:style style:name="T53" style:family="text">
      <style:text-properties style:use-window-font-color="true" loext:opacity="0%" fo:font-weight="normal" officeooo:rsid="0a44664b" style:font-weight-asian="normal" style:font-weight-complex="normal"/>
    </style:style>
    <style:style style:name="T54" style:family="text">
      <style:text-properties style:use-window-font-color="true" loext:opacity="0%" style:font-name="Liberation Serif" fo:font-weight="normal" officeooo:rsid="097b3dd3" style:font-weight-asian="normal" style:font-weight-complex="normal"/>
    </style:style>
    <style:style style:name="T55" style:family="text">
      <style:text-properties officeooo:rsid="097b3dd3"/>
    </style:style>
    <style:style style:name="T56" style:family="text">
      <style:text-properties style:font-name="Liberation Serif" fo:font-style="normal" fo:font-weight="bold" officeooo:rsid="0a44664b" style:font-style-asian="normal" style:font-weight-asian="bold" style:font-style-complex="normal" style:font-weight-complex="bold"/>
    </style:style>
    <style:style style:name="T57" style:family="text">
      <style:text-properties style:font-name="Liberation Serif" fo:font-style="normal" officeooo:rsid="017fb612" style:font-style-asian="normal" style:font-style-complex="normal"/>
    </style:style>
    <style:style style:name="T58" style:family="text">
      <style:text-properties style:use-window-font-color="true" loext:opacity="0%" style:font-name="Liberation Serif" fo:font-style="normal" fo:font-weight="normal" officeooo:rsid="097b3dd3" style:font-style-asian="normal" style:font-weight-asian="normal" style:font-style-complex="normal" style:font-weight-complex="normal"/>
    </style:style>
    <style:style style:name="T59" style:family="text">
      <style:text-properties style:use-window-font-color="true" loext:opacity="0%" style:font-name="Liberation Serif" fo:font-style="normal" fo:font-weight="normal" officeooo:rsid="0a45ea4c" style:font-style-asian="normal" style:font-weight-asian="normal" style:font-style-complex="normal" style:font-weight-complex="normal"/>
    </style:style>
    <style:style style:name="T60" style:family="text">
      <style:text-properties style:use-window-font-color="true" loext:opacity="0%" style:font-name="Liberation Serif" fo:font-style="normal" fo:font-weight="normal" officeooo:rsid="0aa74e88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style:font-name="Liberation Serif" fo:font-style="normal" fo:font-weight="normal" officeooo:rsid="0a4b98e1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style:font-name="Liberation Serif" fo:font-style="normal" fo:font-weight="normal" officeooo:rsid="0aa801bd" style:font-style-asian="normal" style:font-weight-asian="normal" style:font-style-complex="normal" style:font-weight-complex="normal"/>
    </style:style>
    <style:style style:name="T63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 style:font-name="Liberation Serif" fo:font-style="normal" fo:font-weight="normal" officeooo:rsid="0a47dfbb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style:font-name="Liberation Serif" fo:font-style="normal" fo:font-weight="normal" officeooo:rsid="0a4ce2c9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style:font-name="Liberation Serif" fo:font-style="normal" fo:font-weight="normal" officeooo:rsid="0a4b4da6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style:font-name="Liberation Serif" fo:font-style="normal" fo:font-weight="normal" officeooo:rsid="0aa5a543" style:font-style-asian="normal" style:font-weight-asian="normal" style:font-style-complex="normal" style:font-weight-complex="normal"/>
    </style:style>
    <style:style style:name="T68" style:family="text">
      <style:text-properties style:use-window-font-color="true" loext:opacity="0%" style:font-name="Liberation Serif" fo:font-style="normal" fo:font-weight="normal" officeooo:rsid="0aa8fbd3" style:font-style-asian="normal" style:font-weight-asian="normal" style:font-style-complex="normal" style:font-weight-complex="normal"/>
    </style:style>
    <style:style style:name="T69" style:family="text">
      <style:text-properties officeooo:rsid="0ab1233f"/>
    </style:style>
    <style:style style:name="T70" style:family="text">
      <style:text-properties officeooo:rsid="0ab27ced"/>
    </style:style>
    <style:style style:name="T71" style:family="text">
      <style:text-properties officeooo:rsid="0ab398ab"/>
    </style:style>
    <style:style style:name="T72" style:family="text">
      <style:text-properties officeooo:rsid="0addc1b8"/>
    </style:style>
    <style:style style:name="T73" style:family="text">
      <style:text-properties officeooo:rsid="0ab27a46"/>
    </style:style>
    <style:style style:name="T74" style:family="text">
      <style:text-properties fo:font-weight="normal" officeooo:rsid="0ab40ab2" style:font-weight-asian="normal" style:font-weight-complex="normal"/>
    </style:style>
    <style:style style:name="T75" style:family="text">
      <style:text-properties fo:font-weight="normal" officeooo:rsid="0ab5ed5d" style:font-weight-asian="normal" style:font-weight-complex="normal"/>
    </style:style>
    <style:style style:name="T76" style:family="text">
      <style:text-properties fo:font-weight="normal" officeooo:rsid="0addc1b8" style:font-weight-asian="normal" style:font-weight-complex="normal"/>
    </style:style>
    <style:style style:name="T77" style:family="text">
      <style:text-properties fo:font-weight="normal" officeooo:rsid="0abdfcf8" style:font-weight-asian="normal" style:font-weight-complex="normal"/>
    </style:style>
    <style:style style:name="T78" style:family="text">
      <style:text-properties fo:font-weight="normal" officeooo:rsid="0ac00b2a" style:font-weight-asian="normal" style:font-weight-complex="normal"/>
    </style:style>
    <style:style style:name="T79" style:family="text">
      <style:text-properties fo:font-weight="normal" officeooo:rsid="0ad74848" style:font-weight-asian="normal" style:font-weight-complex="normal"/>
    </style:style>
    <style:style style:name="T80" style:family="text">
      <style:text-properties fo:font-weight="normal" officeooo:rsid="0abf20e0" style:font-weight-asian="normal" style:font-weight-complex="normal"/>
    </style:style>
    <style:style style:name="T81" style:family="text">
      <style:text-properties fo:font-weight="normal" officeooo:rsid="0ade7d6d" style:font-weight-asian="normal" style:font-weight-complex="normal"/>
    </style:style>
    <style:style style:name="T82" style:family="text">
      <style:text-properties fo:font-weight="normal" officeooo:rsid="0ae1a728" style:font-weight-asian="normal" style:font-weight-complex="normal"/>
    </style:style>
    <style:style style:name="T83" style:family="text">
      <style:text-properties fo:font-weight="normal" officeooo:rsid="0ada0d45" style:font-weight-asian="normal" style:font-weight-complex="normal"/>
    </style:style>
    <style:style style:name="T84" style:family="text">
      <style:text-properties fo:font-weight="normal" officeooo:rsid="0ae12438" style:font-weight-asian="normal" style:font-weight-complex="normal"/>
    </style:style>
    <style:style style:name="T85" style:family="text">
      <style:text-properties fo:font-weight="normal" officeooo:rsid="0ae2dfe9" style:font-weight-asian="normal" style:font-weight-complex="normal"/>
    </style:style>
    <style:style style:name="T86" style:family="text">
      <style:text-properties fo:font-weight="normal" officeooo:rsid="0addeee6" style:font-weight-asian="normal" style:font-weight-complex="normal"/>
    </style:style>
    <style:style style:name="T87" style:family="text">
      <style:text-properties fo:font-weight="normal" officeooo:rsid="0ad899d8" style:font-weight-asian="normal" style:font-weight-complex="normal"/>
    </style:style>
    <style:style style:name="T88" style:family="text">
      <style:text-properties fo:font-weight="normal" officeooo:rsid="0ac1b12a" style:font-weight-asian="normal" style:font-weight-complex="normal"/>
    </style:style>
    <style:style style:name="T89" style:family="text">
      <style:text-properties fo:font-weight="normal" officeooo:rsid="0ac44c61" style:font-weight-asian="normal" style:font-weight-complex="normal"/>
    </style:style>
    <style:style style:name="T90" style:family="text">
      <style:text-properties fo:font-weight="normal" officeooo:rsid="0ac39437" style:font-weight-asian="normal" style:font-weight-complex="normal"/>
    </style:style>
    <style:style style:name="T91" style:family="text">
      <style:text-properties fo:font-weight="normal" officeooo:rsid="0ac576c1" style:font-weight-asian="normal" style:font-weight-complex="normal"/>
    </style:style>
    <style:style style:name="T92" style:family="text">
      <style:text-properties officeooo:rsid="0a6a5c27"/>
    </style:style>
    <style:style style:name="T93" style:family="text">
      <style:text-properties officeooo:rsid="0a6c4d61"/>
    </style:style>
    <style:style style:name="T94" style:family="text">
      <style:text-properties fo:font-weight="normal" officeooo:rsid="0a6d3b67" style:font-weight-asian="normal" style:font-weight-complex="normal"/>
    </style:style>
    <style:style style:name="T95" style:family="text">
      <style:text-properties fo:font-weight="normal" officeooo:rsid="0a84d6ed" style:font-weight-asian="normal" style:font-weight-complex="normal"/>
    </style:style>
    <style:style style:name="T96" style:family="text">
      <style:text-properties fo:font-weight="normal" officeooo:rsid="0a875727" style:font-weight-asian="normal" style:font-weight-complex="normal"/>
    </style:style>
    <style:style style:name="T97" style:family="text">
      <style:text-properties fo:font-weight="normal" officeooo:rsid="0a9862ba" style:font-weight-asian="normal" style:font-weight-complex="normal"/>
    </style:style>
    <style:style style:name="T98" style:family="text">
      <style:text-properties fo:font-weight="normal" officeooo:rsid="0a9a886a" style:font-weight-asian="normal" style:font-weight-complex="normal"/>
    </style:style>
    <style:style style:name="T99" style:family="text">
      <style:text-properties fo:font-weight="normal" officeooo:rsid="0aaa5f5f" style:font-weight-asian="normal" style:font-weight-complex="normal"/>
    </style:style>
    <style:style style:name="T100" style:family="text">
      <style:text-properties fo:font-weight="normal" officeooo:rsid="0aacb2f5" style:font-weight-asian="normal" style:font-weight-complex="normal"/>
    </style:style>
    <style:style style:name="T101" style:family="text">
      <style:text-properties fo:font-weight="normal" officeooo:rsid="0aacdf74" style:font-weight-asian="normal" style:font-weight-complex="normal"/>
    </style:style>
    <style:style style:name="T102" style:family="text">
      <style:text-properties fo:font-weight="normal" officeooo:rsid="0aaab719" style:font-weight-asian="normal" style:font-weight-complex="normal"/>
    </style:style>
    <style:style style:name="T103" style:family="text">
      <style:text-properties fo:font-weight="normal" officeooo:rsid="0aac7879" style:font-weight-asian="normal" style:font-weight-complex="normal"/>
    </style:style>
    <style:style style:name="T104" style:family="text">
      <style:text-properties fo:font-weight="normal" officeooo:rsid="0a9b622b" style:font-weight-asian="normal" style:font-weight-complex="normal"/>
    </style:style>
    <style:style style:name="T105" style:family="text">
      <style:text-properties fo:font-weight="normal" officeooo:rsid="0aae001b" style:font-weight-asian="normal" style:font-weight-complex="normal"/>
    </style:style>
    <style:style style:name="T106" style:family="text">
      <style:text-properties officeooo:rsid="0ad611cf"/>
    </style:style>
    <style:style style:name="T107" style:family="text">
      <style:text-properties officeooo:rsid="0a7413b7"/>
    </style:style>
    <style:style style:name="T108" style:family="text">
      <style:text-properties fo:color="#000000" loext:opacity="100%"/>
    </style:style>
    <style:style style:name="T109" style:family="text">
      <style:text-properties fo:color="#000000" loext:opacity="100%" style:font-name="Liberation Serif" fo:font-size="10.5pt" fo:font-style="normal" fo:font-weight="normal" officeooo:rsid="0a552fea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0" style:family="text">
      <style:text-properties fo:color="#000000" loext:opacity="100%" style:font-name="Liberation Serif" fo:font-size="10.5pt" fo:font-style="normal" fo:font-weight="normal" officeooo:rsid="0a7c4afe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1" style:family="text">
      <style:text-properties fo:color="#000000" loext:opacity="100%" style:font-name="Liberation Serif" fo:font-size="10.5pt" fo:font-style="normal" fo:font-weight="normal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2" style:family="text">
      <style:text-properties fo:color="#000000" loext:opacity="100%" style:font-name="Liberation Serif" fo:font-size="10.5pt" fo:font-style="normal" fo:font-weight="normal" officeooo:rsid="0aae6b7d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3" style:family="text">
      <style:text-properties fo:color="#000000" loext:opacity="100%" style:font-name="Liberation Serif" fo:font-size="10.5pt" fo:font-style="normal" fo:font-weight="normal" officeooo:rsid="0a7d6dc1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4" style:family="text">
      <style:text-properties fo:color="#000000" loext:opacity="100%" style:font-name="Liberation Serif" fo:font-size="10.5pt" fo:font-style="normal" fo:font-weight="normal" officeooo:rsid="0aba8f27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5" style:family="text">
      <style:text-properties fo:color="#000000" loext:opacity="100%" style:font-name="Liberation Serif" fo:font-size="10.5pt" fo:font-style="normal" fo:font-weight="normal" officeooo:rsid="0a56b6a3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6" style:family="text">
      <style:text-properties fo:color="#000000" loext:opacity="100%" style:font-name="Liberation Serif" fo:font-size="10.5pt" fo:font-style="normal" fo:font-weight="normal" officeooo:rsid="0a91ee8c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7" style:family="text">
      <style:text-properties fo:color="#000000" loext:opacity="100%" style:font-name="Liberation Serif" fo:font-size="10.5pt" fo:font-style="normal" fo:font-weight="normal" officeooo:rsid="0a894a1d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8" style:family="text">
      <style:text-properties fo:color="#000000" loext:opacity="100%" style:font-name="Liberation Serif" fo:font-size="10.5pt" fo:font-style="normal" fo:font-weight="normal" officeooo:rsid="0a8f21be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19" style:family="text">
      <style:text-properties fo:color="#000000" loext:opacity="100%" style:font-name="Liberation Serif" fo:font-size="10.5pt" fo:font-style="normal" fo:font-weight="normal" officeooo:rsid="0a8d9ee1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0" style:family="text">
      <style:text-properties fo:color="#000000" loext:opacity="100%" style:font-name="Liberation Serif" fo:font-size="10.5pt" fo:font-style="normal" fo:font-weight="normal" officeooo:rsid="0a901b02" fo:background-color="transparent" loext:char-shading-value="0" style:font-name-asian="Microsoft YaHei" style:font-size-asian="10.5pt" style:font-style-asian="normal" style:font-weight-asian="normal" style:font-name-complex="Lucida Sans" style:font-size-complex="10.5pt" style:font-style-complex="normal" style:font-weight-complex="normal"/>
    </style:style>
    <style:style style:name="T121" style:family="text">
      <style:text-properties fo:font-weight="bold" officeooo:rsid="0a747234" style:font-weight-asian="bold" style:font-weight-complex="bold"/>
    </style:style>
    <style:style style:name="T122" style:family="text">
      <style:text-properties fo:font-weight="normal" officeooo:rsid="0a3e62d6" style:font-weight-asian="normal" style:font-weight-complex="normal"/>
    </style:style>
    <style:style style:name="T123" style:family="text">
      <style:text-properties fo:font-weight="normal" officeooo:rsid="0a152615" style:font-weight-asian="normal" style:font-weight-complex="normal"/>
    </style:style>
    <style:style style:name="T124" style:family="text">
      <style:text-properties fo:font-weight="normal" officeooo:rsid="0abc7b66" style:font-weight-asian="normal" style:font-weight-complex="normal"/>
    </style:style>
    <style:style style:name="T125" style:family="text">
      <style:text-properties fo:font-weight="normal" officeooo:rsid="0ac5aefe" style:font-weight-asian="normal" style:font-weight-complex="normal"/>
    </style:style>
    <style:style style:name="T126" style:family="text">
      <style:text-properties fo:font-weight="normal" officeooo:rsid="0a1bc09e" style:font-weight-asian="normal" style:font-weight-complex="normal"/>
    </style:style>
    <style:style style:name="T127" style:family="text">
      <style:text-properties fo:font-weight="normal" officeooo:rsid="0a196c48" fo:background-color="transparent" loext:char-shading-value="0" style:font-weight-asian="normal" style:font-weight-complex="normal"/>
    </style:style>
    <style:style style:name="T128" style:family="text">
      <style:text-properties fo:font-weight="normal" officeooo:rsid="0a76dd87" style:font-weight-asian="normal" style:font-weight-complex="normal"/>
    </style:style>
    <style:style style:name="T129" style:family="text">
      <style:text-properties fo:font-weight="normal" officeooo:rsid="0ad43f43" style:font-weight-asian="normal" style:font-weight-complex="normal"/>
    </style:style>
    <style:style style:name="T130" style:family="text">
      <style:text-properties officeooo:rsid="0acc3291"/>
    </style:style>
    <style:style style:name="T131" style:family="text">
      <style:text-properties officeooo:rsid="0a780777"/>
    </style:style>
    <style:style style:name="T132" style:family="text">
      <style:text-properties officeooo:rsid="0acee2e8"/>
    </style:style>
    <style:style style:name="T133" style:family="text">
      <style:text-properties officeooo:rsid="0acfba40"/>
    </style:style>
    <style:style style:name="T134" style:family="text">
      <style:text-properties officeooo:rsid="01c261b8"/>
    </style:style>
    <style:style style:name="T135" style:family="text">
      <style:text-properties officeooo:rsid="0a80bbea"/>
    </style:style>
    <style:style style:name="T136" style:family="text">
      <style:text-properties officeooo:rsid="0ad18115"/>
    </style:style>
    <style:style style:name="T137" style:family="text">
      <style:text-properties style:use-window-font-color="true" loext:opacity="0%" style:font-name="Liberation Serif" fo:font-weight="normal" officeooo:rsid="05aa1642" style:font-weight-asian="normal" style:font-weight-complex="normal"/>
    </style:style>
    <style:style style:name="T138" style:family="text">
      <style:text-properties style:use-window-font-color="true" loext:opacity="0%" style:font-name="Liberation Serif" fo:font-style="normal" officeooo:rsid="0ac907a7" style:font-style-asian="normal" style:font-style-complex="normal"/>
    </style:style>
    <style:style style:name="T139" style:family="text">
      <style:text-properties officeooo:rsid="01c2d7a2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color="#5983b0" loext:opacity="100%" fo:font-style="normal" fo:font-weight="bold" officeooo:rsid="0acaf64a" style:font-style-asian="normal" style:font-weight-asian="bold" style:font-style-complex="normal" style:font-weight-complex="bold"/>
    </style:style>
    <style:style style:name="T142" style:family="text">
      <style:text-properties officeooo:rsid="04de5135"/>
    </style:style>
    <style:style style:name="T143" style:family="text">
      <style:text-properties fo:font-style="normal" officeooo:rsid="0a780777" style:font-style-asian="normal" style:font-style-complex="normal"/>
    </style:style>
    <style:style style:name="T144" style:family="text">
      <style:text-properties fo:font-style="normal" officeooo:rsid="017fb612" style:font-style-asian="normal" style:font-style-complex="normal"/>
    </style:style>
    <style:style style:name="T145" style:family="text">
      <style:text-properties fo:font-style="normal" fo:font-weight="normal" officeooo:rsid="017fb612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ac8138f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acc1e5c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ad0f57a" style:font-style-asian="normal" style:font-weight-asian="normal" style:font-style-complex="normal" style:font-weight-complex="normal"/>
    </style:style>
    <style:style style:name="T149" style:family="text">
      <style:text-properties style:font-name="Liberation Serif" fo:font-style="italic" officeooo:rsid="017649f5" style:font-style-asian="italic" style:font-style-complex="italic"/>
    </style:style>
    <style:style style:name="T150" style:family="text">
      <style:text-properties style:use-window-font-color="true" loext:opacity="0%" style:font-name="Liberation Serif" fo:font-style="italic" fo:font-weight="normal" officeooo:rsid="0a39af1f" style:font-name-asian="Microsoft YaHei" style:font-style-asian="italic" style:font-weight-asian="normal" style:font-name-complex="Lucida Sans" style:font-style-complex="italic" style:font-weight-complex="normal"/>
    </style:style>
    <style:style style:name="T151" style:family="text">
      <style:text-properties style:font-name="Liberation Serif" fo:font-style="italic" officeooo:rsid="007ab4b2" style:font-style-asian="italic" style:font-style-complex="italic"/>
    </style:style>
    <style:style style:name="T152" style:family="text">
      <style:text-properties style:font-name="Liberation Serif" fo:font-style="italic" officeooo:rsid="0b53e3a4" style:font-style-asian="italic" style:font-style-complex="italic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3">Armaments of Zabdila, the <text:span text:style-name="T1">S</text:span><text:span text:style-name="T2">courge</text:span></text:h>
        <text:p text:style-name="P2"><text:span text:style-name="T3">F</text:span><text:span text:style-name="T4">iction goes here.</text:span></text:p>
        <text:list text:style-name="L1">
          <text:list-item>
            <text:p text:style-name="P3">The statue has a texture like petrified wood, but it is jet black and almost translucent at spots.</text:p>
          </text:list-item>
          <text:list-item>
            <text:p text:style-name="P4"><text:span text:style-name="T5">The knight’s hands are the only parts of </text:span><text:span text:style-name="T6">their</text:span><text:span text:style-name="T5"> body not armored, and they appear like tree branches, with knots in place of knuckles.</text:span></text:p>
          </text:list-item>
          <text:list-item>
            <text:p text:style-name="P5"><text:span text:style-name="T7">The knight grows its </text:span><text:span text:style-name="T8">weapon </text:span><text:span text:style-name="T7">from its hands. It </text:span><text:span text:style-name="T8">is a great hammer that looks like a huge rose, </text:span><text:span text:style-name="T7">made seemingly of</text:span><text:span text:style-name="T9"> the same stone material as the knight.</text:span></text:p>
          </text:list-item>
        </text:list>
        <text:p text:style-name="P6">Maybe it’s the ancient armor of a nomad <text:span text:style-name="T10">queen</text:span> Ghengis Khan type who rode giant snakes across Khemhara?</text:p>
        <text:p text:style-name="P6"><text:span text:style-name="T11">Fiction: the tomb has been raided. </text:span><text:span text:style-name="T12">Scour</text:span><text:span text:style-name="T13">g</text:span><text:span text:style-name="T12">e</text:span><text:span text:style-name="T11"> isn’t a person, it’s a title. Whomever wields the full set is the next </text:span><text:span text:style-name="T12">Scour</text:span><text:span text:style-name="T13">ge</text:span><text:span text:style-name="T11">.</text:span> </text:p>
        <text:p text:style-name="Horizontal_20_Line"/>
        <text:h text:style-name="P7" text:outline-level="3">Tempest</text:h>
        <text:p text:style-name="P8">The scourge of Khemhara is fueled by the rage of a sandstorm, ready to be unleashed with a crack of thunder. While wearing or wielding any of the Armaments of Zabdila, you gain a<text:span text:style-name="T14">n additional</text:span> Heroic Resource called tempest.</text:p>
        <text:h text:style-name="P9" text:outline-level="4"><text:span text:style-name="T15">Tempest</text:span><text:span text:style-name="T16"> in Combat</text:span></text:h>
        <text:p text:style-name="Text_20_body"><text:span text:style-name="T17">At the start of a combat encounter or some other stressful situation tracked in combat rounds (as determined by the Director)</text:span><text:span text:style-name="T18">, you gain </text:span><text:span text:style-name="T19">tempest</text:span><text:span text:style-name="T18"> equal to your Victories</text:span><text:span text:style-name="T20">.</text:span></text:p>
        <text:p text:style-name="Text_20_body"><text:span text:style-name="T21">The first time each combat round that</text:span><text:span text:style-name="T22"> you or an ally spends 3 surges to increase the damage of an ability, you gain 1 </text:span><text:span text:style-name="T23">t</text:span><text:span text:style-name="T24">empest</text:span><text:span text:style-name="T22">.</text:span></text:p>
        <text:p text:style-name="P10">You lose any remaining tempest at the end of the encounter.</text:p>
        <text:h text:style-name="P11" text:outline-level="4"/>
        <text:h text:style-name="P12" text:outline-level="4"><text:span text:style-name="T15">Tempest</text:span> <text:span text:style-name="T25">Outside of</text:span> Combat</text:h>
        <text:p text:style-name="P13"><text:span text:style-name="T26">Though you can’t gain </text:span><text:span text:style-name="T27">tempest</text:span><text:span text:style-name="T26"> outside of combat, you can use your heroic abilities and effects that cost </text:span><text:span text:style-name="T27">tempest</text:span><text:span text:style-name="T26"> without spending it. Whenever you use an ability or effect that costs </text:span><text:span text:style-name="T27">tempest</text:span><text:span text:style-name="T26"> outside of combat, you can’t use that same ability or effect again outside of combat again until you gain at least 1 Victory or finish a </text:span><text:span text:style-name="T28">r</text:span><text:span text:style-name="T26">espite. </text:span></text:p>
        <text:h text:style-name="P14" text:outline-level="3"><text:span text:style-name="T29">Leveled Treasures</text:span></text:h>
        <table:table table:name="Table6" table:style-name="Table6">
          <table:table-column table:style-name="Table6.A"/>
          <table:table-row>
            <table:table-cell table:style-name="Table6.A1" office:value-type="string">
              <text:h text:style-name="P15" text:outline-level="4">War Crown of the Scourge</text:h>
              <text:p text:style-name="P16">This intricate <text:span text:style-name="T30">h</text:span><text:span text:style-name="T31">eaddress</text:span> hosts a<text:span text:style-name="T32">n odd</text:span> gem that projects <text:span text:style-name="T30">around the wielder</text:span> a <text:span text:style-name="T30">mirage</text:span> of iridescent <text:span text:style-name="T33">plate</text:span> armor.</text:p>
              <text:p text:style-name="P17"><text:span text:style-name="T34">Keywords:</text:span> <text:span text:style-name="T35">Light Armor</text:span><text:span text:style-name="T36">, </text:span><text:span text:style-name="T37">Psionic</text:span></text:p>
              <text:p text:style-name="P18"><text:span text:style-name="T38">1st Level</text:span><text:span text:style-name="T34">:</text:span> <text:span text:style-name="T39">While you wear this armor, you gain a +6 bonus to Stamina, and</text:span><text:span text:style-name="T40"> you gain the Ashes of Stone triggered action.</text:span></text:p>
              <text:p text:style-name="P18"><text:span text:style-name="T38">5th Level</text:span><text:span text:style-name="T41">:</text:span><text:span text:style-name="T42"> </text:span><text:span text:style-name="T39">The armor’s bonus to Stamina increases to +12. Additionally, </text:span><text:span text:style-name="T43">you ignore Stability of creatures you force move if it’s less than</text:span><text:span text:style-name="T44"> </text:span><text:span text:style-name="T43">your Reason score</text:span><text:span text:style-name="T44">.</text:span></text:p>
              <text:p text:style-name="P19"><text:span text:style-name="T38">9th Level</text:span><text:span text:style-name="T41">:</text:span><text:span text:style-name="T42"> </text:span><text:span text:style-name="T39">The armor’s bonus to Stamina increases to +21, and </text:span><text:span text:style-name="T45">you gain an edge on any ability roll with a </text:span><text:span text:style-name="T46">rolled</text:span><text:span text:style-name="T45"> effect of force movement on </text:span><text:span text:style-name="T47">a</text:span><text:span text:style-name="T45"> target. </text:span><text:span text:style-name="T48">Additionally, the extra damage Ashes of Stone deals is increased to twice your Reason score.</text:span></text:p>
            </table:table-cell>
          </table:table-row>
        </table:table>
        <text:p text:style-name="P20"/>
        <table:table table:name="Table2" table:style-name="Table2">
          <table:table-column table:style-name="Table2.A"/>
          <table:table-row>
            <table:table-cell table:style-name="Table2.A1" office:value-type="string">
              <text:h text:style-name="P21" text:outline-level="4"><text:span text:style-name="T49">Ashes of Stone</text:span> <text:span text:style-name="T22">(1 </text:span><text:span text:style-name="T50">Tempest)</text:span></text:h>
            </table:table-cell>
          </table:table-row>
          <table:table-row>
            <table:table-cell table:style-name="Table2.A2" office:value-type="string">
              <text:p text:style-name="P22"><text:span text:style-name="T51">M</text:span><text:span text:style-name="T52">onuments to heroes, monuments to tyrants. </text:span><text:span text:style-name="T53">A</text:span><text:span text:style-name="T52">ll fall to the winds of Khemhara in the end.</text:span></text:p>
            </table:table-cell>
          </table:table-row>
        </table:table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3">Psionic</text:p>
            </table:table-cell>
            <table:table-cell table:style-name="Table7.B1" office:value-type="string">
              <text:p text:style-name="P24">Triggered</text:p>
            </table:table-cell>
          </table:table-row>
          <table:table-row>
            <table:table-cell table:style-name="Table7.A2" office:value-type="string">
              <text:p text:style-name="P25"><text:span text:style-name="T34">◣</text:span> <text:span text:style-name="T54">Self</text:span></text:p>
            </table:table-cell>
            <table:table-cell table:style-name="Table7.B2" office:value-type="string">
              <text:p text:style-name="P26">◎ <text:span text:style-name="T55">Self</text:span></text:p>
            </table:table-cell>
          </table:table-row>
        </table:table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7"><text:span text:style-name="T56">Trigger</text:span><text:span text:style-name="T57">: </text:span><text:span text:style-name="T58">You </text:span><text:span text:style-name="T59">force move a creature into a </text:span><text:span text:style-name="T60">size 1 or 1 square of a large</text:span><text:span text:style-name="T61"> object </text:span><text:span text:style-name="T60">made of</text:span><text:span text:style-name="T61"> mundane </text:span><text:span text:style-name="T62">glass, </text:span><text:span text:style-name="T61">wood, stone, or </text:span><text:span text:style-name="T62">metal</text:span><text:span text:style-name="T61">.</text:span></text:p>
            </table:table-cell>
          </table:table-row>
          <table:table-row>
            <table:table-cell table:style-name="Table8.A2" office:value-type="string">
              <text:p text:style-name="P25"><text:span text:style-name="T63">Effect</text:span><text:span text:style-name="T57">: </text:span><text:span text:style-name="T59">The </text:span><text:span text:style-name="T64">creature takes additional damage from the force movement equal to your </text:span><text:span text:style-name="T65">Reason</text:span><text:span text:style-name="T64"> score and the </text:span><text:span text:style-name="T59">object </text:span><text:span text:style-name="T66">is destroyed </text:span><text:span text:style-name="T67">regardless of the damage </text:span><text:span text:style-name="T68">dealt to it</text:span><text:span text:style-name="T67">.</text:span></text:p>
            </table:table-cell>
          </table:table-row>
        </table:table>
        <text:h text:style-name="P28" text:outline-level="4"/>
        <text:p text:style-name="P29"/>
        <table:table table:name="Table9" table:style-name="Table9">
          <table:table-column table:style-name="Table9.A"/>
          <text:soft-page-break/>
          <table:table-row>
            <table:table-cell table:style-name="Table9.A1" office:value-type="string">
              <text:h text:style-name="P30" text:outline-level="4">Iron Smile of the Scourge</text:h>
              <text:p text:style-name="P31">When <text:span text:style-name="T69">this </text:span><text:span text:style-name="T70">blade</text:span> curve<text:span text:style-name="T69">d</text:span> in<text:span text:style-name="T71">to</text:span> <text:span text:style-name="T71">a wicked</text:span> smile cuts through the <text:span text:style-name="T72">storm</text:span> of <text:span text:style-name="T73">battle</text:span>, you can almost hear it laugh.</text:p>
              <text:p text:style-name="P17"><text:span text:style-name="T34">Keywords:</text:span> <text:span text:style-name="T37">Psionic, </text:span><text:span text:style-name="T74">Medium Weapon</text:span></text:p>
              <text:p text:style-name="P18"><text:span text:style-name="T38">1st Level</text:span><text:span text:style-name="T34">:</text:span> <text:span text:style-name="T75">Any weapon ability that deals rolled damage using this weapon deals an extra 1 </text:span><text:span text:style-name="T76">sonic</text:span><text:span text:style-name="T75"> damage. </text:span><text:span text:style-name="T77">Additionally, any damage-dealing weapon ability using the weapon that </text:span><text:span text:style-name="T78">obtains</text:span><text:span text:style-name="T77"> a tier 3 outcome also </text:span><text:span text:style-name="T79">taunts</text:span><text:span text:style-name="T80"> </text:span><text:span text:style-name="T77">the target until the end of their next turn,</text:span><text:span text:style-name="T81"> </text:span><text:span text:style-name="T82">and y</text:span><text:span text:style-name="T83">ou can spend </text:span><text:span text:style-name="T84">3</text:span><text:span text:style-name="T83"> tempest to </text:span><text:span text:style-name="T85">also</text:span><text:span text:style-name="T86"> frighten the target </text:span><text:span text:style-name="T84">(save ends).</text:span></text:p>
              <text:p text:style-name="P32"><text:span text:style-name="T38">5th Level</text:span><text:span text:style-name="T41">:</text:span><text:span text:style-name="T42"> </text:span><text:span text:style-name="T39">The </text:span><text:span text:style-name="T75">weapon’s extra </text:span><text:span text:style-name="T76">sonic</text:span><text:span text:style-name="T75"> damage increases to 2. </text:span><text:span text:style-name="T78">A damage-dealing weapon ability using the weapon </text:span><text:span text:style-name="T87">grants you a number of surges equal to the number of edges on the ability roll.</text:span></text:p>
              <text:p text:style-name="P32"><text:span text:style-name="T38">9th Level</text:span><text:span text:style-name="T41">:</text:span><text:span text:style-name="T42"> </text:span><text:span text:style-name="T39">The </text:span><text:span text:style-name="T75">weapon’s extra </text:span><text:span text:style-name="T76">sonic</text:span><text:span text:style-name="T75"> damage increases to 3. </text:span><text:span text:style-name="T88">Additionally, you have a </text:span><text:span text:style-name="T89">double</text:span><text:span text:style-name="T88"> edge </text:span><text:span text:style-name="T90">on weapon abilit</text:span><text:span text:style-name="T91">ies</text:span><text:span text:style-name="T90"> that use the weapon </text:span><text:span text:style-name="T88">against creatures that are taunted by you.</text:span></text:p>
            </table:table-cell>
          </table:table-row>
        </table:table>
        <text:p text:style-name="Standard"/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33" text:outline-level="4"><text:span text:style-name="T92">Death-Cowl</text:span> of the Scourge</text:h>
              <text:p text:style-name="P34">Traditionally worn by the grieving family at wakes, the scourge covers their face with this skull-patterned cowl to grieve the whole of Khemhara.</text:p>
              <text:p text:style-name="P35"><text:span text:style-name="T34">Keywords:</text:span> <text:span text:style-name="T93">Neck</text:span><text:span text:style-name="T36">, </text:span><text:span text:style-name="T37">Psionic</text:span></text:p>
              <text:p text:style-name="P36"><text:span text:style-name="T38">1st Level</text:span><text:span text:style-name="T34">:</text:span> <text:span text:style-name="T39">While you wear this </text:span><text:span text:style-name="T94">cowl</text:span><text:span text:style-name="T39">, </text:span><text:span text:style-name="T95">any creature who damages you is doomed until the end of your next turn or until another creature damages you. You or any ally who deals damage to a doomed creature gains one surge.</text:span></text:p>
              <text:p text:style-name="P36"><text:span text:style-name="T38">5th Level</text:span><text:span text:style-name="T41">:</text:span><text:span text:style-name="T42"> </text:span><text:span text:style-name="T96">Each creature who damages you is doomed until the end of your next turn. Whenever you </text:span><text:span text:style-name="T97">strike a doomed creature, you can </text:span><text:span text:style-name="T98">s</text:span><text:span text:style-name="T99">lide them 2 squares. </text:span><text:span text:style-name="T100">Additionally, when you slide a creature, </text:span><text:span text:style-name="T101">as a free triggered action, </text:span><text:span text:style-name="T100">you</text:span><text:span text:style-name="T99"> can </text:span><text:span text:style-name="T102">spend tempest to increase the distance of the slide </text:span><text:span text:style-name="T103">by </text:span><text:span text:style-name="T102">an equal number.</text:span></text:p>
              <text:p text:style-name="P36"><text:span text:style-name="T38">9th Level</text:span><text:span text:style-name="T41">:</text:span><text:span text:style-name="T42"> </text:span><text:span text:style-name="T104">Whenever a doomed target takes damage, you can slide them 2 squares. If a doomed target is force moved into another creature, </text:span><text:span text:style-name="T105">after resolving the damage from the collision,</text:span><text:span text:style-name="T104"> you can choose to make that creature doomed as wel</text:span><text:span text:style-name="T105">l.</text:span></text:p>
            </table:table-cell>
          </table:table-row>
        </table:table>
        <text:h text:style-name="P37" text:outline-level="3">Treasure Set Title</text:h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8" text:outline-level="4"><text:span text:style-name="T106">The </text:span>Scourge</text:h>
              <text:p text:style-name="P39">Khemhara is still <text:span text:style-name="T107">healing</text:span> millennia-old wounds from the last scourge. You are in prime position to reopen them.</text:p>
              <text:p text:style-name="P40"><text:span text:style-name="T108">Requisite: </text:span><text:span text:style-name="T109">While you </text:span><text:span text:style-name="T110">wield</text:span><text:span text:style-name="T109"> th</text:span><text:span text:style-name="T111">e </text:span><text:span text:style-name="T112">Iron Smile</text:span><text:span text:style-name="T111"> of the Scourge</text:span><text:span text:style-name="T109"> and </text:span><text:span text:style-name="T110">wear</text:span><text:span text:style-name="T109"> </text:span><text:span text:style-name="T111">the Death-Cowl</text:span><text:span text:style-name="T109"> and </text:span><text:span text:style-name="T111">the War Crown of the Scour</text:span><text:span text:style-name="T112">g</text:span><text:span text:style-name="T111">e</text:span><text:span text:style-name="T109">, you </text:span><text:span text:style-name="T113">h</text:span><text:span text:style-name="T114">old the</text:span><text:span text:style-name="T109"> </text:span><text:span text:style-name="T115">title</text:span><text:span text:style-name="T109">. </text:span><text:span text:style-name="T116">While</text:span><text:span text:style-name="T117"> you </text:span><text:span text:style-name="T118">are not</text:span><text:span text:style-name="T119"> carrying</text:span><text:span text:style-name="T117"> </text:span><text:span text:style-name="T119">all</text:span><text:span text:style-name="T117"> three, you </text:span><text:span text:style-name="T118">do not</text:span><text:span text:style-name="T117"> hold the title</text:span><text:span text:style-name="T120">.</text:span></text:p>
              <text:p text:style-name="P41"><text:span text:style-name="T121">Effect</text:span><text:span text:style-name="T41">:</text:span><text:span text:style-name="T42"> </text:span><text:span text:style-name="T122">The first time each combat round that</text:span><text:span text:style-name="T123"> you or an ally spends 3 surges to increase the damage of an ability, you gain </text:span><text:span text:style-name="T124">1d3</text:span><text:span text:style-name="T125">+1</text:span><text:span text:style-name="T123"> </text:span><text:span text:style-name="T126">t</text:span><text:span text:style-name="T127">empest</text:span><text:span text:style-name="T123">. </text:span><text:span text:style-name="T128">Additionally, you gain the </text:span><text:span text:style-name="T129">War is a Cyclone </text:span><text:span text:style-name="T128">ability.</text:span></text:p>
            </table:table-cell>
          </table:table-row>
        </table:table>
        <text:p text:style-name="Standard"/>
        <table:table table:name="Table3" table:style-name="Table3">
          <table:table-column table:style-name="Table3.A"/>
          <table:table-row>
            <table:table-cell table:style-name="Table3.A1" office:value-type="string">
              <text:h text:style-name="P42" text:outline-level="4"><text:span text:style-name="T130">War is a Cyclone</text:span> <text:span text:style-name="T131">(5 Tempest)</text:span></text:h>
            </table:table-cell>
          </table:table-row>
          <table:table-row>
            <table:table-cell table:style-name="Table3.A2" office:value-type="string">
              <text:p text:style-name="P43"><text:span text:style-name="T132">Honor, d</text:span>eath, <text:span text:style-name="T132">and </text:span>revenge, are all part of a spinning storm, and you are <text:span text:style-name="T133">its</text:span> eye.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44"><text:span text:style-name="T134">Area, </text:span><text:span text:style-name="T135">Psionic</text:span></text:p>
            </table:table-cell>
            <table:table-cell table:style-name="Table10.B1" office:value-type="string">
              <text:p text:style-name="P45">Ma<text:span text:style-name="T136">neuver</text:span></text:p>
            </table:table-cell>
          </table:table-row>
          <table:table-row>
            <table:table-cell table:style-name="Table10.A2" office:value-type="string">
              <text:p text:style-name="P46"><text:span text:style-name="T34">◣</text:span> <text:span text:style-name="T137">2 burst</text:span></text:p>
            </table:table-cell>
            <table:table-cell table:style-name="Table10.B2" office:value-type="string">
              <text:p text:style-name="P47">◎ <text:span text:style-name="T138">Each ally in the area</text:span></text:p>
            </table:table-cell>
          </table:table-row>
        </table:table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8">Power Roll + <text:span text:style-name="T139">Reason:</text:span></text:p>
              <text:list text:style-name="L2">
                <text:list-item>
                  <text:p text:style-name="P49">11-:<text:span text:style-name="T140"> </text:span><text:span text:style-name="T141">Each target gains 1 surge.</text:span></text:p>
                </text:list-item>
                <text:list-item>
                  <text:p text:style-name="P50">12-16: <text:span text:style-name="T141">Each target gains 2 surges.</text:span></text:p>
                </text:list-item>
                <text:list-item>
                  <text:p text:style-name="P51">17<text:span text:style-name="T142">+</text:span>:<text:span text:style-name="T140"> </text:span><text:span text:style-name="T141">Each target gains 3 surges.</text:span></text:p>
                </text:list-item>
              </text:list>
            </table:table-cell>
          </table:table-row>
          <table:table-row>
            <table:table-cell table:style-name="Table11.A2" office:value-type="string">
              <text:p text:style-name="P52"><text:span text:style-name="T143">Effect</text:span><text:span text:style-name="T144">:</text:span><text:span text:style-name="T145"> </text:span><text:span text:style-name="T146">Slide each target 2 squares. </text:span><text:span text:style-name="T147">If they collide with a creature as part of the force movement, they can make a free strike against the creature. </text:span><text:span text:style-name="T148">The surges they gain from this ability can be spent on the free strike.</text:span></text:p>
            </table:table-cell>
          </table:table-row>
        </table:table>
        <text:p text:style-name="P53"/>
        <text:p text:style-name="P54"/>
        <text:h text:style-name="P55" text:outline-level="1">Writing, Design, &amp; Art – Gavin “GubDM” Grant</text:h>
        <text:h text:style-name="P56" text:outline-level="1"><text:span text:style-name="T149">“</text:span><text:span text:style-name="T150">Armaments of Zabdila, The Scourge</text:span><text:span text:style-name="T149">”</text:span><text:span text:style-name="T151"> is an independent product published under the DRAW STEEL Creator License and is not affiliated with MCDM Productions, LLC. DRAW STEEL © 202</text:span><text:span text:style-name="T152">4</text:span><text:span text:style-name="T151"> MCDM Productions, LLC. </text:span></text:h>
        <text:h text:style-name="P57" text:outline-level="1"/>
        <text:h text:style-name="P57" text:outline-level="1"/>
        <text:h text:style-name="P57" text:outline-level="1"/>
        <text:h text:style-name="P57" text:outline-level="1"/>
        <text:h text:style-name="P57" text:outline-level="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6b7fccc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use-window-font-color="true" loext:opacity="0%" style:font-name="Liberation Sans" fo:font-family="'Liberation Sans'" style:font-family-generic="swiss" style:font-pitch="variable" fo:font-size="14.1000003814697pt" fo:font-weight="bold" officeooo:rsid="04a8c95a" style:font-name-asian="Microsoft YaHei" style:font-family-asian="'Microsoft YaHei'" style:font-family-generic-asian="system" style:font-pitch-asian="variable" style:font-size-asian="14.1000003814697pt" style:font-weight-asian="bold" style:font-name-complex="Lucida Sans" style:font-family-complex="'Lucida Sans'" style:font-family-generic-complex="system" style:font-pitch-complex="variable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style:use-window-font-color="true" loext:opacity="0%"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0.5pt" fo:font-style="normal" officeooo:rsid="0812847c" style:font-size-asian="10.5pt" style:font-style-asian="normal" style:font-size-complex="10.5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T1" style:family="text">
      <style:text-properties style:font-name="Liberation Serif" fo:font-style="italic" officeooo:rsid="0a39af1f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Armaments of Zabdila, The Scourge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03T01:20:38.834532100</dc:date>
    <meta:editing-duration>P4DT5H21M58S</meta:editing-duration>
    <meta:editing-cycles>2699</meta:editing-cycles>
    <meta:generator>LibreOffice/25.2.5.2$Windows_X86_64 LibreOffice_project/03d19516eb2e1dd5d4ccd751a0d6f35f35e08022</meta:generator>
    <meta:print-date>2025-08-21T22:49:26.983508300</meta:print-date>
    <meta:printed-by>PDF files</meta:printed-by>
    <meta:document-statistic meta:table-count="10" meta:image-count="0" meta:object-count="0" meta:page-count="2" meta:paragraph-count="61" meta:word-count="1054" meta:character-count="5896" meta:non-whitespace-character-count="4905"/>
  </office:meta>
</office:document-meta>
</file>